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ans-serif"/>
    <style:font-face style:name="dejavu sans mono" svg:font-family="'dejavu sans mono', monospace"/>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Header">
      <style:paragraph-properties fo:margin-left="0mm" fo:margin-right="0mm" fo:text-indent="0mm" style:auto-text-indent="false"/>
    </style:style>
    <style:style style:name="P2"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3" style:family="paragraph" style:parent-style-name="Text_20_body">
      <style:paragraph-properties fo:margin-left="0mm" fo:margin-right="0mm" fo:text-align="center" style:justify-single-word="false" fo:text-indent="0mm" style:auto-text-indent="false"/>
    </style:style>
    <style:style style:name="P4"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5" style:family="paragraph" style:parent-style-name="Footer">
      <style:paragraph-properties fo:text-align="center" style:justify-single-word="false"/>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9" style:family="paragraph" style:parent-style-name="Text_20_body">
      <style:text-properties fo:font-size="12pt" style:font-size-asian="12pt" style:font-size-complex="12pt"/>
    </style:style>
    <style:style style:name="P10" style:family="paragraph" style:parent-style-name="Text_20_body">
      <style:paragraph-properties fo:text-align="justify" style:justify-single-word="false"/>
    </style:style>
    <style:style style:name="P11" style:family="paragraph" style:parent-style-name="Text_20_body">
      <style:text-properties fo:font-weight="normal" style:font-weight-asian="normal" style:font-weight-complex="normal"/>
    </style:style>
    <style:style style:name="P12" style:family="paragraph" style:parent-style-name="Standard">
      <style:paragraph-properties fo:margin-top="0mm" fo:margin-bottom="0mm"/>
      <style:text-properties fo:font-size="2pt" style:font-size-asian="2pt" style:font-size-complex="2pt"/>
    </style:style>
    <style:style style:name="P13" style:family="paragraph" style:parent-style-name="Text_20_body" style:list-style-name=""/>
    <style:style style:name="P14" style:family="paragraph" style:parent-style-name="Text_20_body" style:list-style-nam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style:text-underline-style="none"/>
    </style:style>
    <style:style style:name="P17" style:family="paragraph" style:parent-style-name="Text_20_body">
      <style:paragraph-properties fo:text-align="justify" style:justify-single-word="false"/>
    </style:style>
    <style:style style:name="P18"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19" style:family="paragraph" style:parent-style-name="Text_20_body" style:list-style-name="">
      <style:paragraph-properties fo:margin-left="0mm" fo:margin-right="0mm" fo:text-indent="0mm" style:auto-text-indent="false"/>
    </style:style>
    <style:style style:name="P20" style:family="paragraph" style:parent-style-name="Heading_20_1">
      <style:paragraph-properties fo:text-align="center" style:justify-single-word="false"/>
    </style:style>
    <style:style style:name="P21" style:family="paragraph" style:parent-style-name="Heading_20_1" style:list-style-name="">
      <style:paragraph-properties fo:margin-left="0mm" fo:margin-right="0mm" fo:text-align="center" style:justify-single-word="false" fo:text-indent="0mm" style:auto-text-indent="false"/>
    </style:style>
    <style:style style:name="P22" style:family="paragraph" style:parent-style-name="Heading_20_1">
      <style:paragraph-properties fo:break-before="page"/>
    </style:style>
    <style:style style:name="P23" style:family="paragraph" style:parent-style-name="Heading_20_1" style:list-style-name="">
      <style:paragraph-properties fo:text-align="justify" style:justify-single-word="false" fo:break-before="page"/>
    </style:style>
    <style:style style:name="P24" style:family="paragraph" style:parent-style-name="Heading_20_3">
      <style:text-properties style:text-underline-style="none"/>
    </style:style>
    <style:style style:name="P25" style:family="paragraph" style:parent-style-name="Heading_20_2">
      <style:paragraph-properties fo:break-before="page"/>
    </style:style>
    <style:style style:name="P26" style:family="paragraph" style:parent-style-name="Table_20_Contents">
      <style:text-properties fo:font-weight="bold" style:font-weight-asian="bold" style:font-weight-complex="bold"/>
    </style:style>
    <style:style style:name="P27" style:family="paragraph" style:parent-style-name="Table_20_Contents">
      <style:text-properties fo:font-size="12pt" style:font-size-asian="12pt" style:font-size-complex="12pt"/>
    </style:style>
    <style:style style:name="P28" style:family="paragraph" style:parent-style-name="Heading_20_4">
      <style:paragraph-properties fo:text-align="center" style:justify-single-word="false"/>
    </style:style>
    <style:style style:name="P29" style:family="paragraph" style:parent-style-name="Heading_20_4">
      <style:paragraph-properties fo:text-align="center" style:justify-single-word="false"/>
      <style:text-properties fo:font-style="normal" style:font-style-asian="normal" style:font-style-complex="normal"/>
    </style:style>
    <style:style style:name="P30" style:family="paragraph" style:parent-style-name="List_20_1">
      <style:text-properties fo:font-weight="normal" style:font-weight-asian="normal" style:font-weight-complex="normal"/>
    </style:style>
    <style:style style:name="P31" style:family="paragraph" style:parent-style-name="List_20_1">
      <style:text-properties style:text-underline-style="none"/>
    </style:style>
    <style:style style:name="P32" style:family="paragraph" style:parent-style-name="List_20_1">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fo:font-size="12pt" fo:letter-spacing="normal" fo:font-style="normal" fo:font-weight="normal" style:font-size-asian="12pt" style:font-size-complex="12pt"/>
    </style:style>
    <style:style style:name="T14" style:family="text">
      <style:text-properties style:use-window-font-color="true" style:font-name="Times New Roman"/>
    </style:style>
    <style:style style:name="T15" style:family="text">
      <style:text-properties style:use-window-font-color="true" style:font-name="Times New Roman" fo:font-weight="normal" style:font-weight-asian="normal" style:font-weight-complex="normal"/>
    </style:style>
    <style:style style:name="T16" style:family="text">
      <style:text-properties fo:font-size="12pt" style:font-size-asian="12pt" style:font-size-complex="12pt"/>
    </style:style>
    <style:style style:name="T17"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ext:bookmark text:name="__RefHeading__2955_1119159922"/>Masarykova univerzita<text:bookmark-end text:name="__RefHeading__2955_1119159922"/></text:h>
      <text:h text:style-name="P21" text:outline-level="1">Fakulta informatiky</text:h>
      <text:p text:style-name="P3"/>
      <text:p text:style-name="P3"/>
      <text:p text:style-name="P3"/>
      <text:p text:style-name="P3"/>
      <text:p text:style-name="P3"/>
      <text:p text:style-name="P4"/>
      <text:h text:style-name="P28" text:outline-level="4">Bakalářská práce</text:h>
      <text:p text:style-name="P3"/>
      <text:h text:style-name="P20" text:outline-level="1">Nástroje pro migraci webového archivu</text:h>
      <text:p text:style-name="P3"/>
      <text:p text:style-name="P2"/>
      <text:p text:style-name="P2"/>
      <text:p text:style-name="P2"/>
      <text:p text:style-name="P2"/>
      <text:p text:style-name="P2"/>
      <text:p text:style-name="P2"/>
      <text:p text:style-name="P2"/>
      <text:p text:style-name="P2"/>
      <text:h text:style-name="P29" text:outline-level="4">Martin Prokop<text:tab/><text:tab/><text:tab/><text:tab/><text:tab/><text:tab/><text:tab/><text:tab/>2012</text:h>
      <text:h text:style-name="P22"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3" text:outline-level="1">Poděkování</text:h>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13" text:outline-level="1">Na tomto místě chci poděkovat Mgr. Václavovi Roseckému a Ing. Petrovi Žabičkovi za pomoc při řešení této bakalářské práce.</text:h>
      <text:h text:style-name="P22"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22" text:outline-level="1"><text:bookmark text:name="__RefHeading__1469_1422318452"/>Obsah<text:bookmark-end text:name="__RefHeading__1469_1422318452"/></text:h>
      <text:p text:style-name="P6">(Doplním později)</text:p>
      <text:h text:style-name="P22" text:outline-level="1">Úvod</text:h>
      <text:p text:style-name="P13">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P13">Z tohoto důvodu je velmi důležité aby se webové zdroje dlouhodobě uchovávaly a bylo možné je zpětně rekonstruovat. Projekt WebArchiv má za cíl přesně tohle zajistit. <text:span text:style-name="T7">Není sporu o tom, že elektronické dokumenty nesou velkou informační hodnotu. Myslím si, že není potřeba příliš váhat v tvrzení, že právě projekt WebArchiv může pro budoucnost nést podobnou hodnotu jako slavná </text:span><text:span text:style-name="T5">Encyklopedie aneb Racionální slovník věd, umění a řemesel</text:span><text:span text:style-name="T7">, vzniklá v 18. století ve Francii, nebo </text:span><text:span text:style-name="T5">Ottův slovník naučný</text:span><text:span text:style-name="T7">, publikovaný na přelomu 19. a 20. století v Čechách.</text:span></text:p>
      <text:p text:style-name="P15">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15">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15">Ukazuje se, že by bylo vhodné nahradit tento formát novým formátem warc. Formát warc je relativně nový a prozatím ne příliš používaný. V budoucnu se však <text:soft-page-break/>pravděpodobně stane standardem pro uchovávání webových zdrojů. Vzniká tedy otázka možnosti přechodu WebArchivu na práci výhradně s tímto formátem. Před samotným přechodem je potřeba vyřešit spoustu problémů. Všechny používané nástroje musí být na práci s novým formátem připraveny. </text:p>
      <text:p text:style-name="P15">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15">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15">Závěry práce tedy budou tvořit podklady řešitelům projektu WebArchiv, pro plánování migrace webového archivu.</text:p>
      <text:h text:style-name="P22"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1852355747"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5"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text:soft-page-break/>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2">Dále probíhal vývoj nových nástrojů:</text:span></text:p>
      <text:list xml:id="list122122144"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1.2.4 Rok 2003</text:h>
      <text:p text:style-name="P7">Zprávu pro tento rok se mi bohužel nepodařilo dohledat.</text:p>
      <text:h text:style-name="Heading_20_3" text:outline-level="3"><text:soft-page-break/>1.2.5 Rok 2004</text:h>
      <text:p text:style-name="P7">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7">Řešitelé se zabývali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nástroje jako NEDLIB, Heritrix. <text:span text:style-name="T6">[8]</text:span></text:p>
      <text:h text:style-name="Heading_20_3" text:outline-level="3">1.2.6 Rok 2005</text:h>
      <text:p text:style-name="P7">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9]</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 <text:span text:style-name="T3">[10]</text:span></text:p>
      <text:list xml:id="list914802190"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text:soft-page-break/>Heritrix</text:p>
        </text:list-item>
        <text:list-item>
          <text:p text:style-name="List_20_1">DeDuplicator </text:p>
        </text:list-item>
      </text:list>
      <text:h text:style-name="Heading_20_3" text:outline-level="3">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2">Tým se zabýval možností zlepšování tematických sklizní. Také se pracovalo na lokalizaci užívaných nástrojů. Prozkoumávala se i možnost průběžné analýzy sklizně.</text:span></text:p>
      <text:p text:style-name="P7">Velký význam měla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7">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2">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3">[12]</text:span></text:p>
      <text:h text:style-name="Heading_20_3" text:outline-level="3"><text:soft-page-break/>1.2.9 Rok 2008</text:h>
      <text:p text:style-name="Text_20_body">Pokračovalo se v analýze možností konspektu a tematických sklizní. Dále probíhala lokalizace používaných nástrojů. Jako v předchozím roce se prozkoumávala možnost<text:span text:style-name="T2">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2">[13]</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2"> [14]</text:span></text:p>
      <text:h text:style-name="Heading_20_3" text:outline-level="3">1.2.11 Rok 2010</text:h>
      <text:p text:style-name="Text_20_body">Stejně jako v roce 2009 pokračovalo spravování serverů a diskového pole <text:soft-page-break/>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2"> [16]</text:span></text:p>
      <text:h text:style-name="Heading_20_3" text:outline-level="3">1.2.12 Rok 2011</text:h>
      <text:p text:style-name="Text_20_body">V době práce na bakalářské práci ještě nebyla zpráva dostupná.</text:p>
      <text:h text:style-name="P25" text:outline-level="2">1.3 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12"/>
      <table:table table:name="Table1" table:style-name="Table1">
        <table:table-column table:style-name="Table1.A"/>
        <table:table-column table:style-name="Table1.B"/>
        <table:table-column table:style-name="Table1.C"/>
        <table:table-row>
          <table:table-cell table:style-name="Table1.A1" office:value-type="string">
            <text:p text:style-name="P26">Sklizeň</text:p>
          </table:table-cell>
          <table:table-cell table:style-name="Table1.A1" office:value-type="string">
            <text:p text:style-name="P26">Počet souborů</text:p>
          </table:table-cell>
          <table:table-cell table:style-name="Table1.A1" office:value-type="string">
            <text:p text:style-name="P26">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27">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9" text:outline-level="2"/>
      <text:h text:style-name="P25"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11">Hlavní partneři projektu WebArchiv jsou: [22]</text:p>
      <text:list xml:id="list1851030057" text:continue-numbering="true" text:style-name="List_20_1">
        <text:list-item>
          <text:p text:style-name="P30">Moravská zemská knihovna<text:note text:id="ftn10" text:note-class="footnote"><text:note-citation>10</text:note-citation><text:note-body><text:p text:style-name="Footnote">Bližší informace dostupné na: http://www.mzk.cz</text:p></text:note-body></text:note> – provádí výzkum, má za úkol <text:soft-page-break/>zveřejňovat výsledky výzkumu a publikuje informaci o projektu. Jejím zřizovatelem je Ministerstvo kultury ČR.</text:p>
        </text:list-item>
        <text:list-item>
          <text:p text:style-name="P30">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30">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5]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text:soft-page-break/>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5">Pracovníci WebArchivu se účastní odborných konferencí </text:span><text:span text:style-name="Emphasis"><text:span text:style-name="T12">International Internet Preservation Consortium</text:span></text:span><text:span text:style-name="Emphasis"><text:span text:style-name="T12"><text:note text:id="ftn0" text:note-class="footnote"><text:note-citation>15</text:note-citation><text:note-body><text:p text:style-name="Footnote">Webové stránky organizace dostupné na: http://netpreserve.org/about/index.php</text:p></text:note-body></text:note></text:span></text:span><text:span text:style-name="Emphasis"><text:span text:style-name="T12"> (IIPC). Od roku 2007 je projekt WebArchiv členem IIPC, což řešitelům přináší řadu výhod. Například přístup k softwaru. [26]</text:span></text:span></text:p>
      <text:h text:style-name="Heading_20_3" text:outline-level="3">1.4.6 Dostupnost informací</text:h>
      <text:p text:style-name="Text_20_body">O projektu WebArchiv se lze dočíst na stránkách Národní digitální knihovny<text:note text:id="ftn15"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6" text:note-class="footnote"><text:note-citation>17</text:note-citation><text:note-body><text:p text:style-name="Footnote">Webové stránky WebArchivu dostupné na: http://www.webarchiv.cz</text:p></text:note-body></text:note>. K nalezení jsou jak tiskové zprávy, z kterých jsem čerpal při popisování stavu <text:soft-page-break/>projektu, jeho cílech a záměrech, tak další dokumenty<text:note text:id="ftn17"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9</text:note-citation><text:note-body><text:p text:style-name="Footnote">Elektronický časopis dostupný na: http://www.ikaros.cz/</text:p></text:note-body></text:note></text:span><text:span text:style-name="T9">.</text:span></text:p>
      <text:p text:style-name="Text_20_body"><text:span text:style-name="T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2"><text:note text:id="ftn19" text:note-class="footnote"><text:note-citation>20</text:note-citation><text:note-body><text:p text:style-name="Footnote">Webové stránky Národní digitální knihovny dostupné na: http://www.ndk.cz/narodni-dk</text:p></text:note-body></text:note></text:span><text:span text:style-name="T2"> nelze nalézt prakticky žádné informace.</text:span></text:p>
      <text:h text:style-name="Heading_20_3" text:outline-level="3"><text:span text:style-name="T2">1.4.7 </text:span>Kritéria výběru webových zdrojů</text:h>
      <text:p text:style-name="P7">Při sklízení webových zdrojů se WebArchiv řídí předem stanovenými kriterii. Pravidelně se provádí několik druhů sklízí. Jedná se o plošnou sklizeň webových zdrojů na doméně CZ a o výběrové sklizně.</text:p>
      <text:p text:style-name="P7">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text:soft-page-break/>1.4.7.1 Plošná archivace - harvesting</text:h>
      <text:p text:style-name="Text_20_body">Plošná archivace [27]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8] bere oproti plošné ohled na více parametrů. Zdroje jsou řazeny v tematických okruzích, těch není prozatím mnoho, jsou jednoduše přehledné. Přehled oborů sklizených v rámci konspektu je dostupný na stránkách WebArchivu<text:note text:id="ftn20"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text:soft-page-break/>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9] Kritéria výběru jsou opět podobná jako u předchozích typů sklizní. Bohužel těchto, dle mého názoru, informačně velmi hodnotný sklizní je veřejně dostupných pouze devět<text:note text:id="ftn21" text:note-class="footnote"><text:note-citation>22</text:note-citation><text:note-body><text:p text:style-name="Footnote">http://www.webarchiv.cz/tematicke_sbirky/</text:p></text:note-body></text:note>. Jedná se například o sbírku na téma: Výročí obsazení Československa 1968, České předsednictví EU, Prezidentské volby 2008.</text:p>
      <text:h text:style-name="P25"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30]</text:p>
      <text:h text:style-name="Heading_20_3" text:outline-level="3"><text:soft-page-break/><text:span text:style-name="Strong_20_Emphasis">1.5.2 Identifikace a omezení přístupu k "nevhodným" stránkám ve webovém archivu</text:span></text:h>
      <text:p text:style-name="Text_20_body"><text:span text:style-name="Strong_20_Emphasis"><text:span text:style-name="T6">Autorem bakalářské práce je Filip Kusalík, který ji dokončil v roce 2009. 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31]</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6">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2]</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38"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text:soft-page-break/>o možné aplikaci na WebArchiv, konstruuje datový model nástroje a následně nástroj implementuje. [33]</text:p>
      <text:h text:style-name="Heading_20_3" text:outline-level="3"><text:span text:style-name="Strong_20_Emphasis">1.5.5 Bibliografický popis elektronických online zdrojů v zahraniční a domácí katalogizační praxi</text:span></text:h>
      <text:p text:style-name="Text_20_body"><text:span text:style-name="Strong_20_Emphasis"><text:span text:style-name="T6">Lenka Jelínková diplomovou práci dokončila v roce 2006. Podává podrobný přehled vývoje popisu elektronických online zdrojů v Čechách i v zahraničí v 90. letech 20. století. Důraz dává na projekty, které vývoj popisu umožnili či formovaly.</text:span></text:span></text:p>
      <text:p text:style-name="Text_20_body"><text:span text:style-name="Strong_20_Emphasis"><text:span text:style-name="T6">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6">Práce byla pro WebArchiv cenná především jako studie správného popisu elektronických online zdrojů. Řešitelé díky ní měli přesný návod jak správně online zdroje popisovat. [34]</text:span></text:span></text:p>
      <text:h text:style-name="Heading_20_3" text:outline-level="3"><text:span text:style-name="Strong_20_Emphasis">1.5.6 Zpřístupnění archivu českého webu</text:span></text:h>
      <text:p text:style-name="Text_20_body"><text:span text:style-name="Strong_20_Emphasis"><text:span text:style-name="T6">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5]</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text:soft-page-break/>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6]</text:p>
      <text:h text:style-name="P25"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2" text:note-class="footnote"><text:note-citation>24</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1.6.2 ARCRetriever</text:h>
      <text:p text:style-name="P7"><text:span text:style-name="T4">„Arcretriever je modul pro dodání dokumentu, jenž je součástí systému WERA. Java web aplikace na základe jména archivního souboru a pozice (offsetu) zobrazuje dokumenty vrácené z archivu.“</text:span><text:span text:style-name="T8"> [37]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6"> vyvíjí</text:span><text:span text:style-name="T13"> National and University Library of Iceland a je volně dostupný</text:span><text:span text:style-name="T13"><text:note text:id="ftn23" text:note-class="footnote"><text:note-citation>25</text:note-citation><text:note-body><text:p text:style-name="Footnote">http://deduplicator.sourceforge.net/</text:p></text:note-body></text:note></text:span><text:span text:style-name="T13">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4"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text:soft-page-break/>zdrojů. Používal jsem ho při cvičných sklizních.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5"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6"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7" text:note-class="footnote"><text:note-citation>29</text:note-citation><text:note-body><text:p text:style-name="Footnote">Práce dostupná na: http://is.muni.cz/th/172849/fi_b/</text:p></text:note-body></text:note></text:span></text:span><text:span text:style-name="Strong_20_Emphasis"><text:span text:style-name="T6">.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8">NutchWAX je součást projektu<text:note text:id="ftn28" text:note-class="footnote"><text:note-citation>30</text:note-citation><text:note-body><text:p text:style-name="Footnote">Webové stránky projektu dostupné na: http://archive-access.sourceforge.net/projects/nutch/</text:p></text:note-body></text:note> Nutch1. Nutch je projekt, který zahrnuje <text:soft-page-break/>nástroje pro archivaci a vyhledávání webových zdrojů včetně práce s arc soubory. Dá se říci, že Nutch nabízí komplexní řešení archivace webových zdrojů.</text:p>
      <text:h text:style-name="Heading_20_3" text:outline-level="3">1.6.8 WA ADMIN</text:h>
      <text:p text:style-name="P9"><text:span text:style-name="T14">V roce 2009 realizoval Adam Brokeš WA Admin v2 v rámci své bakalářské práce </text:span><text:span text:style-name="T14">s názvem Systém pro správu procesu archivace webových informačních zdrojů</text:span><text:span text:style-name="T14"><text:note text:id="ftn29" text:note-class="footnote"><text:note-citation>31</text:note-citation><text:note-body><text:p text:style-name="Footnote">Práce dostupná na: http://is.muni.cz/th/173018/fi_b/</text:p></text:note-body></text:note></text:span><text:span text:style-name="T14">. WA Admin v2 nahradil nástroj vytvořený Lukášem Matějkou a stejně jako WA Admin sloužil pro </text:span><text:span text:style-name="T10">správu zdrojů, vydavatelů </text:span><text:span text:style-name="T10">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30" text:note-class="footnote"><text:note-citation>32</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1"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text:soft-page-break/>1.6.11 WebAnalyzer</text:h>
      <text:p text:style-name="Text_20_body"><text:span text:style-name="T6">Nástroj, který pro WebArchiv vytvořil Ivan Vlček v rámci své bakalářské práce s názvem </text:span><text:span text:style-name="Strong_20_Emphasis"><text:span text:style-name="T6">Rozpoznání a archivace českého webu mimo národní doménu</text:span></text:span><text:span text:style-name="Strong_20_Emphasis"><text:span text:style-name="T6"><text:note text:id="ftn32" text:note-class="footnote"><text:note-citation>34</text:note-citation><text:note-body><text:p text:style-name="Footnote">Práce dostupná na: http://is.muni.cz/th/172585/fi_b/</text:p></text:note-body></text:note></text:span></text:span><text:span text:style-name="T6"> v roce 2008</text:span><text:span text:style-name="Strong_20_Emphasis"><text:span text:style-name="T6">. Nástroj se v současné době používá.</text:span></text:span></text:p>
      <text:h text:style-name="Heading_20_3" text:outline-level="3">1.6.12 Web Curator Tool</text:h>
      <text:p text:style-name="P9"><text:span text:style-name="T14">Nástroj vyvinutý</text:span><text:span text:style-name="T14"><text:note text:id="ftn33" text:note-class="footnote"><text:note-citation>35</text:note-citation><text:note-body><text:p text:style-name="Footnote">Webové stránky projektu WCT dostupné na: http://webcurator.sourceforge.net/</text:p></text:note-body></text:note></text:span><text:span text:style-name="T14">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22"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4"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5"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653711331"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068418569"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8]</text:p>
      <text:h text:style-name="P25"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5" text:note-class="footnote"><text:note-citation>37</text:note-citation><text:note-body><text:p text:style-name="Footnote">Webové stránky IA Webteam JIRA dostupné na: https://webarchive.jira.com/</text:p></text:note-body></text:note>. [39] [40] Pro další informace viz též přílohy A – G.</text:p>
      <text:h text:style-name="Heading_20_3" text:outline-level="3">2.3.2 Výhody arc</text:h>
      <text:list xml:id="list375577967" text:continue-numbering="true" text:style-name="List_20_1">
        <text:list-item>
          <text:p text:style-name="List_20_1">Na rozdíl od formátu nedlib je soubor dobře čitelný – soubory stažených webových zdrojů jsou ukládány v archivech a členěny.</text:p>
        </text:list-item>
        <text:list-item>
          <text:p text:style-name="P32">Umožňuje vytváření kontrolních součtů archivovaných souborů. Respektive v jedno volné metadatové pole je určeno pro ascii checksum. V praxi se využívá md5<text:note text:id="ftn36"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2">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text:soft-page-break/>2.3.3 Nevýhody arc</text:h>
      <text:list xml:id="list92970746"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41].</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2">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7" text:note-class="footnote"><text:note-citation>39</text:note-citation><text:note-body><text:p text:style-name="Footnote">Práce dostupná na: http://is.muni.cz/th/173018/fi_m/</text:p></text:note-body></text:note>.</text:p>
      <text:h text:style-name="P25"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2]. Tento standard byl ustanoven v roce 2009. Vývoj warc standardu ale probíhá delší dobu. První verze je popsána jíž v roce 1996. [4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7">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7">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p>
      <text:h text:style-name="Heading_20_3" text:outline-level="3">2.4.2 Výhody warc</text:h>
      <text:list xml:id="list2136983037" text:continue-numbering="true" text:style-name="List_20_1">
        <text:list-item>
          <text:p text:style-name="List_20_1">Do budoucna pravděpodobně většina institucí přejde na archivaci webových stránek do warc archivů. Warc tedy bude nejspíše označen <text:soft-page-break/>za jediný univerzálně podporovaný formát. <text:span text:style-name="T2">Jedná se o ISO standard a bude jím s největší 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text:p>
        </text:list-item>
        <text:list-item>
          <text:p text:style-name="P31">Na rozdíl od arc archivů umožňují warc archivy ukládat nejen http odezvy, ale také původní požadavky.</text:p>
        </text:list-item>
        <text:list-item>
          <text:p text:style-name="P31">Warc umí pracovat s více protokoly: HTTP, FTP, NNTP a SMTP.</text:p>
        </text:list-item>
        <text:list-item>
          <text:p text:style-name="P31">Warc umožňují ukládat větší škálu metadat. Je možné přidávat metadata podle vlastních potřeby, což se může využít při speciálních požadavcích určených vnitřní politikou ukládání souborů.</text:p>
        </text:list-item>
        <text:list-item>
          <text:p text:style-name="P32">Nativně umožňuje kompresi dat.</text:p>
        </text:list-item>
        <text:list-item>
          <text:p text:style-name="P32"><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39" text:note-class="footnote"><text:note-citation>40</text:note-citation><text:note-body><text:p text:style-name="Footnote">Popis SHA1 RFC standardu dostupný na: http://tools.ietf.org/html/rfc3174</text:p></text:note-body></text:note></text:span><text:span text:style-name="T8"> hashovací funkcí pro jednoznačné určení stažených dokumentů.</text:span></text:p>
        </text:list-item>
      </text:list>
      <text:h text:style-name="Heading_20_3" text:outline-level="3">2.4.3 Nevýhody warc</text:h>
      <text:list xml:id="list843222797" text:continue-numbering="true" text:style-name="List_20_1">
        <text:list-item>
          <text:p text:style-name="P31">Neobsahují samoopravný kód – pokud se archiv poruší tak není možné rekonstruovat jeho obsah. To však není dáno vlastnostmi warc archivů, ale tím, že archivy se po vytvoření ještě komprimují nástrojem GZIP.</text:p>
        </text:list-item>
        <text:list-item>
          <text:p text:style-name="P31">Doposud nebyla řešena otázka, jak využít možnost ukládání větší <text:tab/>škály metadat. Za tímto účelem bude nutno provést další studie.</text:p>
        </text:list-item>
        <text:list-item>
          <text:p text:style-name="P31">Prozatím nejsou implementovány nutné nástroje na práci s warc soubory. Před jejich zavedením v projektu WebArchiv bude potřeba tyto nástroje implementovat.</text:p>
        </text:list-item>
        <text:list-item>
          <text:p text:style-name="P31"><text:soft-page-break/>Zpětná převoditelnost z warc do arc není prozatím triviálně možná. [44] Tím pádem se nedají případné nové sklizně ve formátu warc zařadit ke starým sklizním ve formátu arc.</text:p>
        </text:list-item>
        <text:list-item>
          <text:p text:style-name="P31">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2" text:outline-level="1">3 Migrace archivu z formátu arc do formátu warc</text:h>
      <text:h text:style-name="Heading_20_2" text:outline-level="2">3.1 O migraci</text:h>
      <text:p text:style-name="P7">Převod archivovaných webových stránek do formátu warc je obecně v současnosti problém. Různé instituce používají různé formáty na ukládání webových zdrojů. Většina těchto institucí bude mít právě snahu převést uložená data do formátu warc. </text:p>
      <text:p text:style-name="P7">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7">O převodu, který provedli, zatím není dostatek informací. Pracovníci Britské knihovny však použili pro migraci nástroje, které nejsou přímo použitelné ve WebArchivu. Používali totiž jiné nástroje pro ukládání dat a práci s archivy – Web Curator Tool a PANDAS. [45]</text:p>
      <text:p text:style-name="P7">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7">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7">Proto například informace získané z Britské knihovny jsou pro WebArchiv hodnotné, ale ve skutečnosti nejsou jejich nástroje okamžitě použitelné. Pokud by <text:soft-page-break/>je chtěli pracovníci WebArchivu využít bylo by nutné je předělat pro jejich potřeby.</text:p>
      <text:h text:style-name="P25" text:outline-level="2">3.2 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text:span text:style-name="T2">zabývám specifičnostmi formátů arc a warc.</text:span></text:p>
      <text:p text:style-name="P7"/>
      <text:p text:style-name="P7"/>
      <text:p text:style-name="P7">Každý warc a i arc jsem projel JHOVEM a mám tam výpisy; <text:span text:style-name="T1">POUŽITO </text:span>Mám ARC 1s; <text:span text:style-name="T1">POUŽITO </text:span>CDX index arcu 1s; <text:s/>Každým nástrojem jsem udělal warc a zkoušel warcdumpy.: Warctools 3s – neumi dump arcsouboru, Hanzo 4s, <text:tab/>KPK09 4s</text:p>
      <text:p text:style-name="P7"/>
      <text:p text:style-name="P7"/>
      <text:p text:style-name="P7"/>
      <text:p text:style-name="P7">(rozvedu)</text:p>
      <text:h text:style-name="P25" text:outline-level="2">3.3 Použité nástroje</text:h>
      <text:h text:style-name="P24" text:outline-level="3">3.3.1 JHOVE</text:h>
      <text:p text:style-name="P7">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0" text:note-class="footnote"><text:note-citation>41</text:note-citation><text:note-body><text:p text:style-name="Footnote">Webové stránky projektu JHOVE dostupné na: http://sourceforge.net/projects/jhove/</text:p></text:note-body></text:note>. V příloze F je dostupná ukázka výstupu programu JHOVE pro arc soubor.</text:p>
      <text:h text:style-name="P24" text:outline-level="3">3.3.2 JHOVE2</text:h>
      <text:p text:style-name="Text_20_body"><text:span text:style-name="T2">Program je novější verzí již zmíněného programu JHOVE. Slouží k validaci a identifikaci souborů. Program je vyvíjen v mnoha variantách</text:span><text:span text:style-name="T2"><text:note text:id="ftn41" text:note-class="footnote"><text:note-citation>42</text:note-citation><text:note-body><text:p text:style-name="Footnote">Přehled různých variant projektu dostupný na: https://bitbucket.org/jhove2/main/descendants</text:p></text:note-body></text:note></text:span><text:span text:style-name="T2"><text:note text:id="ftn42" text:note-class="footnote"><text:note-citation>43</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7">Protože je JHOVE2 vyvíjen mnoha lidmi, vznikají různé verze tohoto programu se specifickými druhy přidané funkcionality. Pro mé účely jsem použil oficiální verzi<text:note text:id="ftn43" text:note-class="footnote"><text:note-citation>44</text:note-citation><text:note-body><text:p text:style-name="Footnote">Webová stránka projektu JHOVE2 dostupná na: https://bitbucket.org/jhove2/</text:p></text:note-body></text:note> a dále speciální verzi<text:note text:id="ftn44" text:note-class="footnote"><text:note-citation>45</text:note-citation><text:note-body><text:p text:style-name="Footnote">Webová stránka projektu JHOVE2-BNF dostupná na: <text:s/><text:span text:style-name="T2">https://bitbucket.org/lbihanic/jhove2-bnf/overview</text:span></text:p></text:note-body></text:note>, která má zásuvný modul pro analýzu arc souborů.</text:p>
      <text:p text:style-name="P7">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7">Pro tyto účely bylo potřeba použít níže zmíněný nástoj Jpype, který umožňuje efektivně spouštět Java aplikace v rámci skriptů v jazyce <text:soft-page-break/>Python – nástroje warctools jsou psány právě v programovacím jazyce Python. </text:p>
      <text:p text:style-name="P7">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7">Program jsem upravil tak, že jsem přidal dodatečné metody, které umožňují opakované spuštění v rámci warctools.</text:p>
      <text:p text:style-name="P6">(přiložím ukázku původní třídy JHOVE2CommandLine a pak upravené soubory)</text:p>
      <text:p text:style-name="P6">(rozvedu, vysvětlit javu, balíky atd atd.)</text:p>
      <text:h text:style-name="Heading_20_3" text:outline-level="3">3.3.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5" text:note-class="footnote"><text:note-citation>46</text:note-citation><text:note-body><text:p text:style-name="Footnote"><text:s/>Dostupný na: http://jpype.sourceforge.net/</text:p></text:note-body></text:note> jeho vývojářů.</text:p>
      <text:h text:style-name="Heading_20_3" text:outline-level="3">3.3.4 WARC-TOOLS</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text:soft-page-break/>arc archivy. </text:p>
      <text:p text:style-name="Text_20_body">Tento nástroj není již v současnosti dále vyvíjen a podporován, ale je stále dostupný ke stažení<text:note text:id="ftn46" text:note-class="footnote"><text:note-citation>47</text:note-citation><text:note-body><text:p text:style-name="Footnote"><text:s/>http://code.google.com/p/warc-tools/</text:p></text:note-body></text:note>. Autoři tohoto nástroje nyní pracují na nástroji, který z něj vychází. Jedná se o nástroj WARC-TOOLS / hanzo, o kterém pojednávám v následující kapitole.</text:p>
      <text:list xml:id="list2122382044" text:continue-numbering="true" text:style-name="List_20_1">
        <text:list-item>
          <text:p text:style-name="List_20_1">Při převodu arc archivu do nového warc archivu přibalí i archivované soubory.</text:p>
        </text:list-item>
      </text:list>
      <text:p text:style-name="P6">(rozvedu)</text:p>
      <text:h text:style-name="Heading_20_3" text:outline-level="3">3.3.5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dostupný na webu<text:note text:id="ftn47" text:note-class="footnote"><text:note-citation>48</text:note-citation><text:note-body><text:p text:style-name="Footnote">http://code.hanzoarchives.com/warc-tools/wiki/Home</text:p></text:note-body></text:note>.</text:p>
      <text:list xml:id="list1403355827"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kpk09.</text:p>
        </text:list-item>
      </text:list>
      <text:p text:style-name="P6">(rozvedu)</text:p>
      <text:h text:style-name="Heading_20_3" text:outline-level="3">3.3.6 WARC-TOOLS / kpk09</text:h>
      <text:p text:style-name="Text_20_body">Třetí mnou testovaný nástroj na určený pro migraci arc souborů do warc souborů. Jedná se o projekt, který je vyvíjen na původním kódu WARC TOOLS / hanzo. Také je samozřejmě dostupný na webu<text:note text:id="ftn48" text:note-class="footnote"><text:note-citation>49</text:note-citation><text:note-body><text:p text:style-name="Footnote">https://bitbucket.org/kpk09/warc-tools/wiki/Home</text:p></text:note-body></text:note>.</text:p>
      <text:list xml:id="list333244874"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text:soft-page-break/>souborem z hanzo.</text:p>
        </text:list-item>
      </text:list>
      <text:p text:style-name="Text_20_body"><text:span text:style-name="T17">(rozvedu)</text:span></text:p>
      <text:h text:style-name="P22" text:outline-level="1">4 Závěr</text:h>
      <text:h text:style-name="P22"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text:soft-page-break/>[16] Zpráva dostupná pouze pracovníkům WebArchivu, na serveru GoogleDocs: https://docs.google.com/Doc?docid=0AbRV47jJIQggZG5qOHJtZF8xN2Q2cnpxcmZm&amp;hl=cs</text:p>
      <text:p text:style-name="seznam_20_literatury">[17] http://www.webarchiv.cz/celoplosne-sklizne/</text:p>
      <text:p text:style-name="seznam_20_literatury">[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text:a xlink:type="simple" xlink:href="http://www.webarchiv.cz/formular-url/">http://www.webarchiv.cz/formular-url/</text:a></text:p>
      <text:p text:style-name="seznam_20_literatury">[26] http://www.webarchiv.cz/kriteria/</text:p>
      <text:p text:style-name="seznam_20_literatury">[27] http://www.webarchiv.cz/kriteria/</text:p>
      <text:p text:style-name="seznam_20_literatury">[28] http://www.webarchiv.cz/kriteria/</text:p>
      <text:p text:style-name="seznam_20_literatury">[29] http://www.webarchiv.cz/kriteria/</text:p>
      <text:p text:style-name="seznam_20_literatury">[30] Práce dostupná na: http://is.muni.cz/th/173018/fi_b/</text:p>
      <text:p text:style-name="seznam_20_literatury">[31] Práce dostupná na: http://is.muni.cz/th/172849/fi_b/</text:p>
      <text:p text:style-name="seznam_20_literatury">[32] Práce dostupná na: http://is.muni.cz/th/172585/fi_b/</text:p>
      <text:p text:style-name="seznam_20_literatury">[33] Práce dostupná na: http://is.muni.cz/th/98989/fi_b</text:p>
      <text:p text:style-name="seznam_20_literatury">[34] Práce dostupná na: http://www.webarchiv.cz/files/dokumenty/ostatni/DPjelinkova2006.pdf</text:p>
      <text:p text:style-name="seznam_20_literatury">[35] Práce dostupná na: http://is.muni.cz/th/49968/fi_m</text:p>
      <text:p text:style-name="seznam_20_literatury">[36] Práce dostupná na: http://www.webarchiv.cz/files/dokumenty/zpravy/skodova.doc</text:p>
      <text:p text:style-name="seznam_20_literatury">[37] http://is.muni.cz/th/49968/fi_m</text:p>
      <text:p text:style-name="seznam_20_literatury">[38] http://is.muni.cz/th/49968/fi_m</text:p>
      <text:p text:style-name="seznam_20_literatury">[39] http://www.archive.org/web/researcher/ArcFileFormat.php</text:p>
      <text:p text:style-name="seznam_20_literatury">[40] https://webarchive.jira.com/wiki/display/Heritrix/ARC+File+Format</text:p>
      <text:p text:style-name="seznam_20_literatury"><text:soft-page-break/>[41] http://is.muni.cz/th/49968/fi_m, STR 14</text:p>
      <text:p text:style-name="seznam_20_literatury">[42] ISO standard dostupný za poplatek http://www.iso.org/iso/iso_catalogue/catalogue_tc/catalogue_detail.htm?csnumber=44717. </text:p>
      <text:p text:style-name="seznam_20_literatury">[43] http://bibnum.bnf.fr/WARC/</text:p>
      <text:p text:style-name="seznam_20_literatury">[44] https://webarchive.jira.com/wiki/display/Heritrix/ARC+to+WARC+%28to+ARC%29</text:p>
      <text:p text:style-name="seznam_20_literatury">[45] Přlího Q: Mailová korespondence s pracovníky Britské knihovny</text:p>
      <text:p text:style-name="textove_20_prilohy_20_komentar">[46]</text:p>
      <text:p text:style-name="textove_20_prilohy_20_komentar"/>
      <text:p text:style-name="P6">(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2"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text:soft-page-break/>URL-record-v2 == &lt;url&gt;&lt;sp&gt; </text:p>
      <text:p text:style-name="textové_20_přílohy">&lt;ip-address&gt;&lt;sp&gt; </text:p>
      <text:p text:style-name="textové_20_přílohy">&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oft-page-break/><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text:soft-page-break/>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text:soft-page-break/>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z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ans-serif"/>
    <style:font-face style:name="dejavu sans mono" svg:font-family="'dejavu sans mono', monospace"/>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Header">
      <style:paragraph-properties fo:margin-left="0mm" fo:margin-right="0mm" fo:text-indent="0mm" style:auto-text-indent="false"/>
    </style:style>
    <style:style style:name="MP2"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40.01mm" fo:margin-right="3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MP1">Nástroje pro migraci webového archivu<text:tab/><text:tab/>Martin Prokop</text:p>
      </style:header>
      <style:footer>
        <text:p text:style-name="MP2">– <text:page-number text:select-page="current"/>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8T15:03:22</dc:date>
    <dc:creator>Martin Prokop</dc:creator>
    <meta:editing-duration>P3DT18H31M28S</meta:editing-duration>
    <meta:editing-cycles>1991</meta:editing-cycles>
    <meta:document-statistic meta:table-count="1" meta:image-count="0" meta:object-count="0" meta:page-count="52" meta:paragraph-count="578" meta:word-count="8639" meta:character-count="64248" meta:non-whitespace-character-count="56146"/>
  </office:meta>
</office:document-meta>
</file>